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Trebuchet MS" svg:font-family="'Trebuchet MS'" style:font-pitch="variable"/>
    <style:font-face style:name="ae_AlArabiya" svg:font-family="ae_AlArabiya" style:font-pitch="variable"/>
    <style:font-face style:name="ae_Electron" svg:font-family="ae_Electro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e_Electron" fo:font-size="54pt" fo:font-weight="bold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e_Electron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e_Electron" fo:font-size="26pt" fo:font-style="normal" style:text-underline-style="none" style:font-size-asian="26pt" style:font-style-asian="normal" style:font-size-complex="26pt" style:font-style-complex="normal"/>
    </style:style>
    <style:style style:name="P4" style:family="paragraph" style:parent-style-name="Standard">
      <style:paragraph-properties fo:text-align="end" style:justify-single-word="false"/>
      <style:text-properties style:font-name="ae_AlArabiya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break-before="page"/>
      <style:text-properties style:font-name="Trebuchet MS" fo:font-size="14pt" style:font-size-asian="14pt" style:font-size-complex="14pt"/>
    </style:style>
    <style:style style:name="P6" style:family="paragraph" style:parent-style-name="Standard">
      <style:text-properties style:font-name="Trebuchet MS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style:font-name="Trebuchet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gramación en C/C+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oja de problemas 1 : </text:p>
      <text:p text:style-name="P3">“Sentencias elementales e instrucciones de control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David Rozas Domingo</text:p>
      <text:p text:style-name="P4">I.T.I.Sistemas</text:p>
      <text:p text:style-name="P5">Responda a las siguientes preguntas :</text:p>
      <text:p text:style-name="P6"/>
      <text:p text:style-name="P6">1) Indíquese cuales de los siguientes valores, declaraciones o instrucciones son correctos en C.</text:p>
      <text:p text:style-name="P6">Indíquese también qué resultados producen las declaraciones e instrucciones correctas. Señálese cuales son los problemas que presentan las incorrectas.</text:p>
      <text:p text:style-name="Standard"/>
      <text:p text:style-name="Standard"><text:tab/><text:span text:style-name="T1">a) .523e-3</text:span></text:p>
      <text:p text:style-name="Standard"/>
      <text:p text:style-name="Preformatted_20_Text"><text:tab/>Es correcta. Tiene sentido, si declaramos a como float o double. Ej.:</text:p>
      <text:p text:style-name="Preformatted_20_Text"><text:tab/>float a;</text:p>
      <text:p text:style-name="Preformatted_20_Text"><text:tab/>a= .523e-3;</text:p>
      <text:p text:style-name="Preformatted_20_Text"><text:tab/>printf("%f", a);</text:p>
      <text:p text:style-name="Preformatted_20_Text"/>
      <text:p text:style-name="Standard"><text:tab/><text:span text:style-name="T1">b) 3678f</text:span></text:p>
      <text:p text:style-name="Preformatted_20_Text"><text:tab/></text:p>
      <text:p text:style-name="Preformatted_20_Text"><text:tab/>Es incorrecta. Sufijo inválido para un entero.</text:p>
      <text:p text:style-name="Preformatted_20_Text"/>
      <text:p text:style-name="Standard"><text:tab/><text:span text:style-name="T1">c) int a, b, c;</text:span></text:p>
      <text:p text:style-name="P6"><text:tab/> <text:s text:c="2"/>a=b=c=1;</text:p>
      <text:p text:style-name="Preformatted_20_Text"/>
      <text:p text:style-name="Preformatted_20_Text"><text:tab/>Es correcta. Asigna 1 a todas las variables.</text:p>
      <text:p text:style-name="Preformatted_20_Text"/>
      <text:p text:style-name="Standard"><text:tab/><text:span text:style-name="T1">d) for(x=1; x&lt;10; x++);</text:span></text:p>
      <text:p text:style-name="P6"><text:tab/><text:tab/>printf(“%d\n”,x);</text:p>
      <text:p text:style-name="P6"/>
      <text:p text:style-name="Preformatted_20_Text"><text:tab/>Sintácticamente es correcta ( si hemos declarado x previamente). Se aumenta el valor de x hasta 10, pero no se ejecuta nada dentro de él debido al punto y coma. Así que, si lo que se pretende es escribir 1..10 sobra el punto y coma. Si se pretende aumentar x a 10 hubiera sido más sencillo asignarlo directamente, y estaría mal indentado.</text:p>
      <text:p text:style-name="Preformatted_20_Text"/>
      <text:p text:style-name="P6"><text:tab/>e) void main(){<text:tab/></text:p>
      <text:p text:style-name="P6"><text:tab/><text:tab/>float a;</text:p>
      <text:p text:style-name="P6"><text:tab/><text:tab/>a = 10/3;</text:p>
      <text:p text:style-name="P6"><text:tab/><text:tab/>printf("%f\n",a);</text:p>
      <text:p text:style-name="P6"><text:tab/> <text:s text:c="2"/>}</text:p>
      <text:p text:style-name="Preformatted_20_Text"/>
      <text:p text:style-name="Preformatted_20_Text"><text:tab/>Sintacticamente es correcta, pero se pierde precisión (el valor devuelto de a es 3.0). Si queremos ganar precisión deberíamos cambiar la instrucción a=10/3; por a=10.0/3.0;</text:p>
      <text:p text:style-name="Preformatted_20_Text"/>
      <text:p text:style-name="Preformatted_20_Text"/>
      <text:p text:style-name="P6">2) ¿Cuántas veces se ejecuta la función printf en el siguiente fragmento de programa?</text:p>
      <text:p text:style-name="Preformatted_20_Text"><text:tab/>a = 9;</text:p>
      <text:p text:style-name="Preformatted_20_Text"><text:tab/>for(i=0;i&lt;100;i++)</text:p>
      <text:p text:style-name="Preformatted_20_Text"><text:tab/><text:tab/>if((a%4==0)||(i%2)==0)</text:p>
      <text:p text:style-name="Preformatted_20_Text"><text:tab/><text:tab/><text:tab/>printf("%d %d\n", a, i);</text:p>
      <text:p text:style-name="Preformatted_20_Text"/>
      <text:p text:style-name="Preformatted_20_Text">El bucle se ejecutará 100 veces. En el if, la primera condición no queda nunca satisfecha, ya que 9 es impar y no se cambia su valor. El valor de i sera par en 50 ocasiones de las 100. Así que el printf se ejecuta 50 veces.</text:p>
      <text:p text:style-name="Preformatted_20_Text"/>
      <text:p text:style-name="P5">Desarrolle programas en C para los siguientes problemas propuestos.</text:p>
      <text:p text:style-name="Preformatted_20_Text"/>
      <text:p text:style-name="P6">Nota : El compilador gcc da una advertencia indicando que main debe devolver algo. Por ello en todos los programas main devuelve un int (0 en caso de ejecución correcta).</text:p>
      <text:p text:style-name="Preformatted_20_Text"/>
      <text:p text:style-name="P7">3)</text:p>
      <text:p text:style-name="P7"/>
      <text:p text:style-name="P7">/*************************************************************@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3. Convierte grados celsius en grados farenheit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<text:tab/>float g_celsius, g_farenheit;</text:p>
      <text:p text:style-name="P7"><text:tab/></text:p>
      <text:p text:style-name="P7"><text:tab/><text:tab/>printf("Introduce la temperatura en grados celsius : ");</text:p>
      <text:p text:style-name="P7"><text:tab/><text:tab/>scanf("%f", &amp;g_celsius);</text:p>
      <text:p text:style-name="P7"><text:tab/><text:tab/>/*Aplicamos la formula y mostramos por pantalla*/</text:p>
      <text:p text:style-name="P7"><text:tab/><text:tab/>g_farenheit=((g_celsius*9)/5.0)+32;</text:p>
      <text:p text:style-name="P7"><text:tab/><text:tab/>printf("%.1f grados celsius equivalen a %.1f grados farenheit", g_celsius, g_farenheit);</text:p>
      <text:p text:style-name="P7"><text:tab/><text:tab/>return 0;</text:p>
      <text:p text:style-name="P7">}</text:p>
      <text:p text:style-name="P7"/>
      <text:p text:style-name="P7">4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4. Calcular una expresion de sumatorio matematica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i,n,res;</text:p>
      <text:p text:style-name="P7"><text:tab/>res=0;</text:p>
      <text:p text:style-name="P7"><text:tab/></text:p>
      <text:p text:style-name="P7"><text:tab/>printf("Vamos a calcular la expresion : \n Sumatorio i=1..n de ((i*i)+1)/i \n");</text:p>
      <text:p text:style-name="P7"><text:tab/>/*Controlamos que el valor sea al menos 1*/</text:p>
      <text:p text:style-name="P7"><text:tab/>do</text:p>
      <text:p text:style-name="P7"><text:tab/>{</text:p>
      <text:p text:style-name="P7"><text:tab/><text:tab/>printf("Introduzca el valor de n : ");</text:p>
      <text:p text:style-name="P7"><text:tab/><text:tab/>scanf("%i", &amp;n);</text:p>
      <text:p text:style-name="P7"><text:tab/><text:tab/>if(n&lt;=0)</text:p>
      <text:p text:style-name="P7"><text:tab/><text:tab/>{</text:p>
      <text:p text:style-name="P7"><text:tab/><text:tab/><text:tab/>printf("El valor de n tiene que ser al menos 1\n");</text:p>
      <text:p text:style-name="P7"><text:tab/><text:tab/>}<text:tab/><text:tab/><text:tab/></text:p>
      <text:p text:style-name="P7"><text:tab/>}while(n&lt;=0);</text:p>
      <text:p text:style-name="P7"><text:tab/></text:p>
      <text:p text:style-name="P7"><text:tab/>/*Calculamos el valor de la expresion*/</text:p>
      <text:p text:style-name="P7"><text:tab/>for(i=1;i&lt;=n;i++)</text:p>
      <text:p text:style-name="P7"><text:tab/>{</text:p>
      <text:p text:style-name="P7"><text:tab/><text:tab/>res = res + (((i*i)+1)/i);</text:p>
      <text:p text:style-name="P7"><text:tab/>}</text:p>
      <text:p text:style-name="P7"><text:tab/></text:p>
      <text:p text:style-name="P7"><text:tab/>printf("Resultado de la expresion : %i\n", res);</text:p>
      <text:p text:style-name="P7"><text:tab/>return 0;</text:p>
      <text:p text:style-name="P7">}</text:p>
      <text:p text:style-name="P7"/>
      <text:p text:style-name="P7">5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5. Convierte de segundos a horas-min-seg*/</text:p>
      <text:p text:style-name="P7"/>
      <text:p text:style-name="P7">#include &lt;stdio.h&gt;</text:p>
      <text:p text:style-name="P7">#define HORA 3600</text:p>
      <text:p text:style-name="P7">#define MINUTO 60</text:p>
      <text:p text:style-name="P7"/>
      <text:p text:style-name="P7">int main(void)</text:p>
      <text:p text:style-name="P7">{</text:p>
      <text:p text:style-name="P7"><text:tab/>int segundos, horas_res, min_res;</text:p>
      <text:p text:style-name="P7"><text:tab/></text:p>
      <text:p text:style-name="P7"><text:tab/>do</text:p>
      <text:p text:style-name="P7"><text:tab/>{</text:p>
      <text:p text:style-name="P7"><text:tab/><text:tab/>printf("Escribe el valor de segundos que deseas convertir : ");</text:p>
      <text:p text:style-name="P7"><text:tab/><text:tab/>scanf("%i", &amp;segundos);</text:p>
      <text:p text:style-name="P7"><text:tab/><text:tab/>if (segundos&lt;=0)</text:p>
      <text:p text:style-name="P7"><text:tab/><text:tab/>{</text:p>
      <text:p text:style-name="P7"><text:tab/><text:tab/><text:tab/>printf("El numero de segundos introducidos debe ser al menos 1\n");</text:p>
      <text:p text:style-name="P7"><text:tab/><text:tab/>}</text:p>
      <text:p text:style-name="P7"><text:tab/>}while(segundos&lt;=0);</text:p>
      <text:p text:style-name="P7"><text:tab/></text:p>
      <text:p text:style-name="P7"><text:tab/>printf("%i segundos equivalen a : ", segundos);</text:p>
      <text:p text:style-name="P7"><text:tab/></text:p>
      <text:p text:style-name="P7"><text:tab/>/*Vemos si "cabe", y si es asi dividimos, y seguimos trabajando con el modulo*/</text:p>
      <text:p text:style-name="P7"><text:tab/>if(((segundos/HORA)&gt;0))</text:p>
      <text:p text:style-name="P7"><text:tab/>{</text:p>
      <text:p text:style-name="P7"><text:tab/><text:tab/>horas_res= segundos/HORA;</text:p>
      <text:p text:style-name="P7"><text:tab/><text:tab/>segundos= segundos%HORA;</text:p>
      <text:p text:style-name="P7"><text:tab/>}</text:p>
      <text:p text:style-name="P7"><text:tab/></text:p>
      <text:p text:style-name="P7"><text:tab/>if(((segundos/MINUTO)&gt;0))</text:p>
      <text:p text:style-name="P7"><text:tab/>{</text:p>
      <text:p text:style-name="P7"><text:tab/><text:tab/>min_res= segundos/MINUTO;</text:p>
      <text:p text:style-name="P7"><text:tab/><text:tab/>segundos= segundos%MINUTO;</text:p>
      <text:p text:style-name="P7"><text:tab/>}</text:p>
      <text:p text:style-name="P7"><text:tab/></text:p>
      <text:p text:style-name="P7"><text:tab/>printf("%i horas, %i minutos, %i segundos\n", horas_res, min_res, segundos);</text:p>
      <text:p text:style-name="P7"><text:tab/>return 0;</text:p>
      <text:p text:style-name="P7"><text:tab/></text:p>
      <text:p text:style-name="P7">}</text:p>
      <text:p text:style-name="P7"/>
      <text:p text:style-name="P7"/>
      <text:p text:style-name="P7">6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6. Lee un numero natural, y mira si la suma</text:p>
      <text:p text:style-name="P7"><text:tab/><text:tab/><text:tab/><text:tab/> de sus cifras pares es igual a la suma de las impares */</text:p>
      <text:p text:style-name="P7"/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contPares,contImpares,n,i,j;</text:p>
      <text:p text:style-name="P7"><text:tab/>int cifras [10];</text:p>
      <text:p text:style-name="P7"><text:tab/>contPares=0;</text:p>
      <text:p text:style-name="P7"><text:tab/>contImpares=0;</text:p>
      <text:p text:style-name="P7"><text:tab/></text:p>
      <text:p text:style-name="P7"><text:tab/>do</text:p>
      <text:p text:style-name="P7"><text:tab/>{</text:p>
      <text:p text:style-name="P7"><text:tab/><text:tab/>printf("Escribe un numero : ");</text:p>
      <text:p text:style-name="P7"><text:tab/><text:tab/>scanf("%i",&amp;n);</text:p>
      <text:p text:style-name="P7"><text:tab/><text:tab/>if (n&lt;=0)</text:p>
      <text:p text:style-name="P7"><text:tab/><text:tab/>{</text:p>
      <text:p text:style-name="P7"><text:tab/><text:tab/><text:tab/>printf("Tiene que ser un numero natural\n");</text:p>
      <text:p text:style-name="P7"><text:tab/><text:tab/>}</text:p>
      <text:p text:style-name="P7"><text:tab/>}<text:tab/></text:p>
      <text:p text:style-name="P7"><text:tab/>while(n&lt;=0);</text:p>
      <text:p text:style-name="P7"><text:tab/><text:tab/></text:p>
      <text:p text:style-name="P7"><text:tab/>/*Guardamos todas sus cifras en un array*/</text:p>
      <text:p text:style-name="P7"><text:tab/>i=0;</text:p>
      <text:p text:style-name="P7"><text:tab/>while(n&gt;9)</text:p>
      <text:p text:style-name="P7"><text:tab/>{</text:p>
      <text:p text:style-name="P7"><text:tab/><text:tab/>cifras[i]=n%10;</text:p>
      <text:p text:style-name="P7"><text:tab/><text:tab/>n=n/10;</text:p>
      <text:p text:style-name="P7"><text:tab/><text:tab/>i++;</text:p>
      <text:p text:style-name="P7"><text:tab/>}<text:tab/><text:tab/></text:p>
      <text:p text:style-name="P7"><text:tab/>cifras[i]=n;</text:p>
      <text:p text:style-name="P7"/>
      <text:p text:style-name="P7"><text:tab/>/*Ahora haremos el recuento de las cifras, y veremos si es igual*/</text:p>
      <text:p text:style-name="P7"><text:tab/>for(j=0;j&lt;=i;j++)</text:p>
      <text:p text:style-name="P7"><text:tab/>{</text:p>
      <text:p text:style-name="P7"><text:tab/><text:tab/>if (cifras[j]%2==0)</text:p>
      <text:p text:style-name="P7"><text:tab/><text:tab/>{</text:p>
      <text:p text:style-name="P7"><text:tab/><text:tab/><text:tab/>contPares = contPares + cifras[j];</text:p>
      <text:p text:style-name="P7"><text:tab/><text:tab/>}else{</text:p>
      <text:p text:style-name="P7"><text:tab/><text:tab/><text:tab/>contImpares = contImpares + cifras[j];</text:p>
      <text:p text:style-name="P7"><text:tab/><text:tab/>}</text:p>
      <text:p text:style-name="P7"><text:tab/>}</text:p>
      <text:p text:style-name="P7"><text:tab/></text:p>
      <text:p text:style-name="P7"><text:tab/>/*Y por ultimo comprobamos si se cumple la propiedad*/</text:p>
      <text:p text:style-name="P7"><text:tab/>if(contPares==contImpares)</text:p>
      <text:p text:style-name="P7"><text:tab/>{</text:p>
      <text:p text:style-name="P7"><text:tab/><text:tab/>printf("En este numero se cumple que las suma de sus cifras pares es igual a la suma de sus cifras impares.\n");</text:p>
      <text:p text:style-name="P7"><text:tab/>}else{</text:p>
      <text:p text:style-name="P7"><text:tab/><text:tab/>printf("En este numero no se cumple la propiedad.\n");</text:p>
      <text:p text:style-name="P7"><text:tab/>}<text:tab/></text:p>
      <text:p text:style-name="P7"><text:tab/></text:p>
      <text:p text:style-name="P7"><text:tab/>return 0;</text:p>
      <text:p text:style-name="P7">}</text:p>
      <text:p text:style-name="P7"/>
      <text:p text:style-name="P7">7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7. Calcula el valor de el numero e a partir</text:p>
      <text:p text:style-name="P7"><text:tab/><text:tab/><text:tab/><text:tab/> de su desarrollo en serie, con una precision determinada</text:p>
      <text:p text:style-name="P7"><text:tab/><text:tab/><text:tab/><text:tab/> por el usuario.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float e, termino_sig, termino_ant, precision;</text:p>
      <text:p text:style-name="P7"><text:tab/>int permutacion_act, i, divAux;</text:p>
      <text:p text:style-name="P7"><text:tab/></text:p>
      <text:p text:style-name="P7"><text:tab/>/*Inicializamos el valor de los dos primeros terminos : 1 y 1!*/</text:p>
      <text:p text:style-name="P7"><text:tab/>termino_ant = 1;</text:p>
      <text:p text:style-name="P7"><text:tab/>termino_sig = 1;</text:p>
      <text:p text:style-name="P7"><text:tab/>/*Tambien el valor de e, y el de la primera permutacion que calcularemos*/</text:p>
      <text:p text:style-name="P7"><text:tab/>e = termino_ant;</text:p>
      <text:p text:style-name="P7"><text:tab/>permutacion_act = 2;</text:p>
      <text:p text:style-name="P7"><text:tab/></text:p>
      <text:p text:style-name="P7"><text:tab/>printf("Vamos a calcular el valor del numero e, a partir de la siguiente definicion : \n");</text:p>
      <text:p text:style-name="P7"><text:tab/>printf("e <text:s/>= 1 + 1/1! + 1/2! + 1/3! + ... 1/n!\n\n");</text:p>
      <text:p text:style-name="P7"><text:tab/>printf("Se define la precision como la diferencia entre dos terminos consecutivos de la serie\n.");</text:p>
      <text:p text:style-name="P7"><text:tab/>do</text:p>
      <text:p text:style-name="P7"><text:tab/>{</text:p>
      <text:p text:style-name="P7"><text:tab/><text:tab/>printf("Introduce la precision con que quieres calcular : ");</text:p>
      <text:p text:style-name="P7"><text:tab/><text:tab/>scanf("%f", &amp;precision);</text:p>
      <text:p text:style-name="P7"><text:tab/><text:tab/>if (precision&lt;0.0 || precision&gt;1.0)</text:p>
      <text:p text:style-name="P7"><text:tab/><text:tab/><text:tab/>printf("Precisiones tipicas oscilan entre 0 y 1. Introduce el numero de nuevo\n");</text:p>
      <text:p text:style-name="P7"><text:tab/><text:tab/></text:p>
      <text:p text:style-name="P7"><text:tab/>}while(precision&lt;0.0 || precision&gt;1.0);</text:p>
      <text:p text:style-name="P7"><text:tab/></text:p>
      <text:p text:style-name="P7"><text:tab/>do</text:p>
      <text:p text:style-name="P7"><text:tab/>{</text:p>
      <text:p text:style-name="P7"><text:tab/><text:tab/>/*Sumamos el siguiente termino a e, y lo guardamos ya como el anterior*/</text:p>
      <text:p text:style-name="P7"><text:tab/><text:tab/>e = e + termino_sig;</text:p>
      <text:p text:style-name="P7"><text:tab/><text:tab/>termino_ant = termino_sig;</text:p>
      <text:p text:style-name="P7"><text:tab/><text:tab/></text:p>
      <text:p text:style-name="P7"><text:tab/><text:tab/>/*Calculamos el siguiente termino de la serie : 1/permutacion_actual!*/</text:p>
      <text:p text:style-name="P7"><text:tab/><text:tab/>divAux = 1;</text:p>
      <text:p text:style-name="P7"><text:tab/><text:tab/>for(i=1; i&lt;=permutacion_act; i++)</text:p>
      <text:p text:style-name="P7"><text:tab/><text:tab/><text:tab/>divAux= divAux * i;</text:p>
      <text:p text:style-name="P7"><text:tab/><text:tab/>termino_sig = 1.0/divAux;</text:p>
      <text:p text:style-name="P7"><text:tab/><text:tab/>permutacion_act++;<text:tab/><text:tab/></text:p>
      <text:p text:style-name="P7"/>
      <text:p text:style-name="P7"><text:tab/>}while((termino_ant-termino_sig)&gt;precision);</text:p>
      <text:p text:style-name="P7"><text:tab/></text:p>
      <text:p text:style-name="P7"><text:tab/>printf("Valor de e : %f", e); </text:p>
      <text:p text:style-name="P7"><text:tab/>return 0;</text:p>
      <text:p text:style-name="P7">}</text:p>
      <text:p text:style-name="P7"/>
      <text:p text:style-name="P7">8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8. Cuenta la cantidad de numeros negativos introducidos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cont,num;</text:p>
      <text:p text:style-name="P7"><text:tab/>cont=0;</text:p>
      <text:p text:style-name="P7"><text:tab/></text:p>
      <text:p text:style-name="P7"><text:tab/>printf("--------------------------------------------------------\n");</text:p>
      <text:p text:style-name="P7"><text:tab/>printf("Vamos a contar cuantos numeros negativos introduces...\n");</text:p>
      <text:p text:style-name="P7"><text:tab/>printf("Para acabar, introduce 0\n");</text:p>
      <text:p text:style-name="P7"><text:tab/>printf("---------------------------------------------------------\n\n");</text:p>
      <text:p text:style-name="P7"><text:tab/>do</text:p>
      <text:p text:style-name="P7"><text:tab/>{</text:p>
      <text:p text:style-name="P7"><text:tab/><text:tab/>printf("Escribe un numero : ");</text:p>
      <text:p text:style-name="P7"><text:tab/><text:tab/>scanf("%i",&amp;num);</text:p>
      <text:p text:style-name="P7"><text:tab/><text:tab/>if (num&lt;0)</text:p>
      <text:p text:style-name="P7"><text:tab/><text:tab/>{</text:p>
      <text:p text:style-name="P7"><text:tab/><text:tab/><text:tab/>cont++;</text:p>
      <text:p text:style-name="P7"><text:tab/><text:tab/>}</text:p>
      <text:p text:style-name="P7"><text:tab/>}<text:tab/></text:p>
      <text:p text:style-name="P7"><text:tab/>while(num!=0);</text:p>
      <text:p text:style-name="P7"><text:tab/><text:tab/></text:p>
      <text:p text:style-name="P7"><text:tab/>printf("\n Has escrito %i numeros negativos. \n", cont);</text:p>
      <text:p text:style-name="P7"><text:tab/><text:tab/></text:p>
      <text:p text:style-name="P7"><text:tab/>return 0;</text:p>
      <text:p text:style-name="P7">}</text:p>
      <text:p text:style-name="P7"/>
      <text:p text:style-name="P7">9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9. Devuelve el menor, el mayor y la media</text:p>
      <text:p text:style-name="P7"><text:tab/><text:tab/><text:tab/><text:tab/> de los numeros introducidos por el usuario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nTotal, i, max, min;</text:p>
      <text:p text:style-name="P7"><text:tab/>float media;</text:p>
      <text:p text:style-name="P7"><text:tab/>int numeros[50];</text:p>
      <text:p text:style-name="P7"><text:tab/></text:p>
      <text:p text:style-name="P7"><text:tab/>/*Primero pedimos al usuario cuantos va a introducir*/</text:p>
      <text:p text:style-name="P7"><text:tab/>do</text:p>
      <text:p text:style-name="P7"><text:tab/>{</text:p>
      <text:p text:style-name="P7"><text:tab/><text:tab/>printf("¿Cuantos numeros quieres introducir? : ");</text:p>
      <text:p text:style-name="P7"><text:tab/><text:tab/>scanf("%i",&amp;nTotal);</text:p>
      <text:p text:style-name="P7"><text:tab/><text:tab/>if (nTotal&lt;=0)</text:p>
      <text:p text:style-name="P7"><text:tab/><text:tab/>{</text:p>
      <text:p text:style-name="P7"><text:tab/><text:tab/><text:tab/>printf("Tiene que ser un numero natural\n");</text:p>
      <text:p text:style-name="P7"><text:tab/><text:tab/>}</text:p>
      <text:p text:style-name="P7"><text:tab/>}<text:tab/></text:p>
      <text:p text:style-name="P7"><text:tab/>while(nTotal&lt;=0);</text:p>
      <text:p text:style-name="P7"><text:tab/><text:tab/></text:p>
      <text:p text:style-name="P7"><text:tab/>/*Guardamos las entradas en nuestro array*/</text:p>
      <text:p text:style-name="P7"><text:tab/>for(i=0;i&lt;nTotal;i++)</text:p>
      <text:p text:style-name="P7"><text:tab/>{</text:p>
      <text:p text:style-name="P7"><text:tab/><text:tab/>printf("Dame el %iº numero : ", i+1);</text:p>
      <text:p text:style-name="P7"><text:tab/><text:tab/>scanf("%i", &amp;numeros[i]);</text:p>
      <text:p text:style-name="P7"><text:tab/>}</text:p>
      <text:p text:style-name="P7"><text:tab/><text:tab/></text:p>
      <text:p text:style-name="P7"><text:tab/>/*A continuacion obtenemos los valores max, min y media*/</text:p>
      <text:p text:style-name="P7"><text:tab/>media=0.0;</text:p>
      <text:p text:style-name="P7"><text:tab/>max=numeros[0];</text:p>
      <text:p text:style-name="P7"><text:tab/>min=numeros[0];</text:p>
      <text:p text:style-name="P7"><text:tab/>for(i=0;i&lt;nTotal;i++)</text:p>
      <text:p text:style-name="P7"><text:tab/>{</text:p>
      <text:p text:style-name="P7"><text:tab/><text:tab/>if (numeros[i]&gt;max)</text:p>
      <text:p text:style-name="P7"><text:tab/><text:tab/><text:tab/>max = numeros[i];</text:p>
      <text:p text:style-name="P7"><text:tab/><text:tab/></text:p>
      <text:p text:style-name="P7"><text:tab/><text:tab/>if (numeros[i]&lt;min)<text:tab/><text:tab/></text:p>
      <text:p text:style-name="P7"><text:tab/><text:tab/><text:tab/>min = numeros[i];</text:p>
      <text:p text:style-name="P7"><text:tab/><text:tab/></text:p>
      <text:p text:style-name="P7"><text:tab/><text:tab/>media = media + numeros[i];<text:tab/><text:tab/></text:p>
      <text:p text:style-name="P7"><text:tab/>}</text:p>
      <text:p text:style-name="P7"><text:tab/></text:p>
      <text:p text:style-name="P7"><text:tab/>media = media/nTotal;</text:p>
      <text:p text:style-name="P7"><text:tab/></text:p>
      <text:p text:style-name="P7"><text:tab/>/*Por ultimo, mostramos la informacion */</text:p>
      <text:p text:style-name="P7"><text:tab/>printf("*********************************************************\n");</text:p>
      <text:p text:style-name="P7"><text:tab/>printf("Conjunto : "); </text:p>
      <text:p text:style-name="P7"><text:tab/>for(i=0;i&lt;nTotal;i++)</text:p>
      <text:p text:style-name="P7"><text:tab/><text:tab/>printf("%i , ",numeros[i]);</text:p>
      <text:p text:style-name="P7"><text:tab/>printf("\nMaximo : %i\n",max);</text:p>
      <text:p text:style-name="P7"><text:tab/>printf("Minimo : %i\n",min);</text:p>
      <text:p text:style-name="P7"><text:tab/>printf("Media : %f\n",media);</text:p>
      <text:p text:style-name="P7"><text:tab/>printf("*********************************************************\n");</text:p>
      <text:p text:style-name="P7"><text:tab/></text:p>
      <text:p text:style-name="P7"><text:tab/>return 0;</text:p>
      <text:p text:style-name="P7">}</text:p>
      <text:p text:style-name="P7"/>
      <text:p text:style-name="P7">10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0. Muestra cierta ejecucion por pantalla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i,j,n;</text:p>
      <text:p text:style-name="P7"><text:tab/></text:p>
      <text:p text:style-name="P7"><text:tab/>do</text:p>
      <text:p text:style-name="P7"><text:tab/>{</text:p>
      <text:p text:style-name="P7"><text:tab/><text:tab/>printf("Escribe un numero: ");</text:p>
      <text:p text:style-name="P7"><text:tab/><text:tab/>scanf("%i", &amp;n);</text:p>
      <text:p text:style-name="P7"><text:tab/><text:tab/>if (n&lt;=0)</text:p>
      <text:p text:style-name="P7"><text:tab/><text:tab/>{</text:p>
      <text:p text:style-name="P7"><text:tab/><text:tab/><text:tab/>printf("El numero debe ser al menos 1\n");</text:p>
      <text:p text:style-name="P7"><text:tab/><text:tab/>}</text:p>
      <text:p text:style-name="P7"><text:tab/>}while(n&lt;=0);</text:p>
      <text:p text:style-name="P7"><text:tab/></text:p>
      <text:p text:style-name="P7"><text:tab/>for(i=1; i&lt;=n; i++)</text:p>
      <text:p text:style-name="P7"><text:tab/>{</text:p>
      <text:p text:style-name="P7"><text:tab/><text:tab/>for(j=1; j&lt;=i; j++)</text:p>
      <text:p text:style-name="P7"><text:tab/><text:tab/>{<text:tab/><text:tab/></text:p>
      <text:p text:style-name="P7"><text:tab/><text:tab/><text:tab/>printf("%i \t",j);</text:p>
      <text:p text:style-name="P7"><text:tab/><text:tab/>}</text:p>
      <text:p text:style-name="P7"><text:tab/><text:tab/>printf("\n");</text:p>
      <text:p text:style-name="P7"><text:tab/>}</text:p>
      <text:p text:style-name="P7"/>
      <text:p text:style-name="P7"><text:tab/>return 0;</text:p>
      <text:p text:style-name="P7">}</text:p>
      <text:p text:style-name="P7"/>
      <text:p text:style-name="P7">11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1. Muestra cierta ejecucion por pantalla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i,j,n;</text:p>
      <text:p text:style-name="P7"><text:tab/></text:p>
      <text:p text:style-name="P7"><text:tab/>do</text:p>
      <text:p text:style-name="P7"><text:tab/>{</text:p>
      <text:p text:style-name="P7"><text:tab/><text:tab/>printf("Escribe un numero: ");</text:p>
      <text:p text:style-name="P7"><text:tab/><text:tab/>scanf("%i", &amp;n);</text:p>
      <text:p text:style-name="P7"><text:tab/><text:tab/>if (n&lt;=0)</text:p>
      <text:p text:style-name="P7"><text:tab/><text:tab/>{</text:p>
      <text:p text:style-name="P7"><text:tab/><text:tab/><text:tab/>printf("El numero debe estar entre 1 y 10\n");</text:p>
      <text:p text:style-name="P7"><text:tab/><text:tab/>}</text:p>
      <text:p text:style-name="P7"><text:tab/>}while(n&lt;=0 || n&gt;10);</text:p>
      <text:p text:style-name="P7"><text:tab/></text:p>
      <text:p text:style-name="P7"><text:tab/>for(i=1; i&lt;=n; i++)</text:p>
      <text:p text:style-name="P7"><text:tab/>{</text:p>
      <text:p text:style-name="P7"><text:tab/><text:tab/>for(j=1; j&lt;=i; j++)</text:p>
      <text:p text:style-name="P7"><text:tab/><text:tab/>{<text:tab/><text:tab/></text:p>
      <text:p text:style-name="P7"><text:tab/><text:tab/><text:tab/>printf("%i \t",j);</text:p>
      <text:p text:style-name="P7"><text:tab/><text:tab/>}</text:p>
      <text:p text:style-name="P7"><text:tab/><text:tab/>printf("\n");</text:p>
      <text:p text:style-name="P7"><text:tab/>}</text:p>
      <text:p text:style-name="P7"><text:tab/></text:p>
      <text:p text:style-name="P7"><text:tab/>for(i=n; i&gt;=1; i--)</text:p>
      <text:p text:style-name="P7"><text:tab/>{</text:p>
      <text:p text:style-name="P7"><text:tab/><text:tab/>for(j=1; j&lt;i; j++)</text:p>
      <text:p text:style-name="P7"><text:tab/><text:tab/>{<text:tab/><text:tab/></text:p>
      <text:p text:style-name="P7"><text:tab/><text:tab/><text:tab/>printf("%i \t",j);</text:p>
      <text:p text:style-name="P7"><text:tab/><text:tab/>}</text:p>
      <text:p text:style-name="P7"><text:tab/><text:tab/>printf("\n");</text:p>
      <text:p text:style-name="P7"><text:tab/>}</text:p>
      <text:p text:style-name="P7"><text:tab/></text:p>
      <text:p text:style-name="P7"><text:tab/>return 0;</text:p>
      <text:p text:style-name="P7">}</text:p>
      <text:p text:style-name="P7"/>
      <text:p text:style-name="P7">12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2. Calcula la factura del agua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float m3, total, m3t0, m3t1, m3t2;</text:p>
      <text:p text:style-name="P7"><text:tab/>total = 0.0 , m3t0 = 0.0 , m3t1 = 0.0 ,m3t2 = 0.0;</text:p>
      <text:p text:style-name="P7"><text:tab/></text:p>
      <text:p text:style-name="P7"><text:tab/>printf("****************************************************************\n");</text:p>
      <text:p text:style-name="P7"><text:tab/>printf(" <text:s text:c="10"/>Bienvenid@ a Aguas Bender\n"); </text:p>
      <text:p text:style-name="P7"><text:tab/>printf("****************************************************************\n\n");</text:p>
      <text:p text:style-name="P7"><text:tab/>do</text:p>
      <text:p text:style-name="P7"><text:tab/>{</text:p>
      <text:p text:style-name="P7"><text:tab/><text:tab/>printf("Por favor, introduzca el nº de m3 consumidos este mes : ");</text:p>
      <text:p text:style-name="P7"><text:tab/><text:tab/>scanf("%f", &amp;m3);</text:p>
      <text:p text:style-name="P7"><text:tab/><text:tab/>if (m3&lt;0.0)</text:p>
      <text:p text:style-name="P7"><text:tab/><text:tab/>{</text:p>
      <text:p text:style-name="P7"><text:tab/><text:tab/><text:tab/>printf("El numero debe ser positivo\n");</text:p>
      <text:p text:style-name="P7"><text:tab/><text:tab/>}</text:p>
      <text:p text:style-name="P7"><text:tab/>}while(m3&lt;0.0);</text:p>
      <text:p text:style-name="P7"><text:tab/></text:p>
      <text:p text:style-name="P7"><text:tab/></text:p>
      <text:p text:style-name="P7"><text:tab/>/*A continuacion, distinguimos los tramos de cobro*/</text:p>
      <text:p text:style-name="P7"><text:tab/>if (m3&lt;=0.5)</text:p>
      <text:p text:style-name="P7"><text:tab/>{</text:p>
      <text:p text:style-name="P7"><text:tab/><text:tab/>m3t0 = m3;</text:p>
      <text:p text:style-name="P7"><text:tab/>}else if (m3&lt;=15.0)</text:p>
      <text:p text:style-name="P7"><text:tab/>{</text:p>
      <text:p text:style-name="P7"><text:tab/><text:tab/>m3t0 = 0.5;<text:tab/><text:tab/></text:p>
      <text:p text:style-name="P7"><text:tab/><text:tab/>m3t1 = m3-0.5;</text:p>
      <text:p text:style-name="P7"><text:tab/>}else{</text:p>
      <text:p text:style-name="P7"><text:tab/><text:tab/>m3t0 = 0.5;</text:p>
      <text:p text:style-name="P7"><text:tab/><text:tab/>m3t1 = 14.5;</text:p>
      <text:p text:style-name="P7"><text:tab/><text:tab/>m3t2 = m3-15;</text:p>
      <text:p text:style-name="P7"><text:tab/>}</text:p>
      <text:p text:style-name="P7"><text:tab/></text:p>
      <text:p text:style-name="P7"><text:tab/>total = 6.0 + (m3t0*0.0) + (m3t1 * 0.75) + (m3t2 * 1.5);</text:p>
      <text:p text:style-name="P7"><text:tab/></text:p>
      <text:p text:style-name="P7"><text:tab/>/*Mostramos el detalle de la factura*/</text:p>
      <text:p text:style-name="P7"><text:tab/>printf("\n####################### F A C T U R A ###########################\n\n");</text:p>
      <text:p text:style-name="P7"><text:tab/>printf(" - Cuota de servicio : 6 €\n");</text:p>
      <text:p text:style-name="P7"><text:tab/>printf(" - Tramo 0 [0.0-0.5m3] : %.2f x 0.75 = %.2f €\n", m3t0, m3t0*0.0);</text:p>
      <text:p text:style-name="P7"><text:tab/>printf(" - Tramo 1 [0.5-15m3] : %.2f x 0.75 = %.2f €\n", m3t1, m3t1*0.75);</text:p>
      <text:p text:style-name="P7"><text:tab/>printf(" - Tramo 2 [a partir de 15m3] : %.2f x 1.5 = %.2f €\n", m3t2, m3t2*1.5);</text:p>
      <text:p text:style-name="P7"><text:tab/>printf("\n\t\t Total = %.2f € \n", total);</text:p>
      <text:p text:style-name="P7"><text:tab/>printf("\n\t\t Total con iva (16%) = %.2f € \n\n", total+total*0.16);</text:p>
      <text:p text:style-name="P7"><text:tab/>printf("#################################################################\n");</text:p>
      <text:p text:style-name="P7"><text:tab/></text:p>
      <text:p text:style-name="P7"><text:tab/>return 0;</text:p>
      <text:p text:style-name="P7">}</text:p>
      <text:p text:style-name="P7"/>
      <text:p text:style-name="P7">13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3. Determina si un numero es primo.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encontrado = -1;</text:p>
      <text:p text:style-name="P7"><text:tab/>int i, num;</text:p>
      <text:p text:style-name="P7"><text:tab/></text:p>
      <text:p text:style-name="P7"><text:tab/>do</text:p>
      <text:p text:style-name="P7"><text:tab/>{</text:p>
      <text:p text:style-name="P7"><text:tab/><text:tab/>printf("Introduce un numero : ");</text:p>
      <text:p text:style-name="P7"><text:tab/><text:tab/>scanf("%i",&amp;num);</text:p>
      <text:p text:style-name="P7"><text:tab/><text:tab/>if (num&lt;=0)</text:p>
      <text:p text:style-name="P7"><text:tab/><text:tab/>{</text:p>
      <text:p text:style-name="P7"><text:tab/><text:tab/><text:tab/>printf("Tiene que ser un numero natural\n");</text:p>
      <text:p text:style-name="P7"><text:tab/><text:tab/>}</text:p>
      <text:p text:style-name="P7"><text:tab/>}<text:tab/></text:p>
      <text:p text:style-name="P7"><text:tab/>while(num&lt;=0);</text:p>
      <text:p text:style-name="P7"><text:tab/><text:tab/></text:p>
      <text:p text:style-name="P7"><text:tab/>/*Será primo si solo es divisible por 1 y por el mismo*/</text:p>
      <text:p text:style-name="P7"><text:tab/>i = 2;</text:p>
      <text:p text:style-name="P7"><text:tab/>/*Pararemos el bucle cuando lo hayamos encontrado, o cuando hayamos probado con todos*/</text:p>
      <text:p text:style-name="P7"><text:tab/>while(encontrado&lt;0 &amp;&amp; i&lt;num)</text:p>
      <text:p text:style-name="P7"><text:tab/>{</text:p>
      <text:p text:style-name="P7"><text:tab/><text:tab/>if (num%i==0)</text:p>
      <text:p text:style-name="P7"><text:tab/><text:tab/>{</text:p>
      <text:p text:style-name="P7"><text:tab/><text:tab/><text:tab/>encontrado = 1;</text:p>
      <text:p text:style-name="P7"><text:tab/><text:tab/>}</text:p>
      <text:p text:style-name="P7"><text:tab/><text:tab/>i++;</text:p>
      <text:p text:style-name="P7"><text:tab/>}</text:p>
      <text:p text:style-name="P7"><text:tab/><text:tab/></text:p>
      <text:p text:style-name="P7"><text:tab/>if (encontrado&lt;0)</text:p>
      <text:p text:style-name="P7"><text:tab/><text:tab/>printf("El numero %i es primo \n.", num);</text:p>
      <text:p text:style-name="P7"><text:tab/>else</text:p>
      <text:p text:style-name="P7"><text:tab/><text:tab/>printf("El numero %i no es primo \n", num);</text:p>
      <text:p text:style-name="P7"><text:tab/></text:p>
      <text:p text:style-name="P7"><text:tab/>return 0;</text:p>
      <text:p text:style-name="P7">}</text:p>
      <text:p text:style-name="P7"/>
      <text:p text:style-name="P7">14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4. Dibuja un calendario del mes.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diaInicio, nTotal, diaActual, nuevaLinea, i;</text:p>
      <text:p text:style-name="P7"><text:tab/>char nombreMes[12];</text:p>
      <text:p text:style-name="P7"><text:tab/></text:p>
      <text:p text:style-name="P7"><text:tab/>/*Pedimos el nombre del mes*/</text:p>
      <text:p text:style-name="P7"><text:tab/>printf("Cual es el nombre del mes? : ");</text:p>
      <text:p text:style-name="P7"><text:tab/>scanf("%s", &amp;nombreMes);</text:p>
      <text:p text:style-name="P7"><text:tab/></text:p>
      <text:p text:style-name="P7"><text:tab/>/*Pedimos el numero de dias*/</text:p>
      <text:p text:style-name="P7"><text:tab/>do</text:p>
      <text:p text:style-name="P7"><text:tab/>{</text:p>
      <text:p text:style-name="P7"><text:tab/><text:tab/>printf("¿Cuantos dias tiene el mes? : ");</text:p>
      <text:p text:style-name="P7"><text:tab/><text:tab/>scanf("%i", &amp;nTotal);</text:p>
      <text:p text:style-name="P7"><text:tab/>}while(nTotal&lt;28 || nTotal&gt;31);</text:p>
      <text:p text:style-name="P7"/>
      <text:p text:style-name="P7"><text:tab/>/*Y el dia en el que empieza, y aprovechamos para darle "el peso" */</text:p>
      <text:p text:style-name="P7"><text:tab/>do</text:p>
      <text:p text:style-name="P7"><text:tab/>{</text:p>
      <text:p text:style-name="P7"><text:tab/><text:tab/>printf("1.domingo\n2.sabado\n3.viernes\n4.jueves\n5.miercoles\n6.martes\n7.lunes\n");<text:tab/></text:p>
      <text:p text:style-name="P7"><text:tab/><text:tab/>printf("¿Que dia empieza el mes ? : ");</text:p>
      <text:p text:style-name="P7"><text:tab/><text:tab/>scanf("%i", &amp;diaInicio);</text:p>
      <text:p text:style-name="P7"><text:tab/>}while(diaInicio&lt;1 || diaInicio&gt;7);</text:p>
      <text:p text:style-name="P7"><text:tab/></text:p>
      <text:p text:style-name="P7"><text:tab/></text:p>
      <text:p text:style-name="P7"><text:tab/>/*Pintamos los dias y los espacios en blanco de la primera semana*/</text:p>
      <text:p text:style-name="P7"><text:tab/>printf("%s\n", nombreMes);</text:p>
      <text:p text:style-name="P7"><text:tab/>printf(" L <text:s/>M <text:s/>X <text:s/>J <text:s/>V <text:s/>S <text:s/>D\n");</text:p>
      <text:p text:style-name="P7"><text:tab/>for(i=1; i&lt;=(7-diaInicio);i++)</text:p>
      <text:p text:style-name="P7"><text:tab/><text:tab/>printf(" <text:s text:c="2"/>");</text:p>
      <text:p text:style-name="P7"><text:tab/></text:p>
      <text:p text:style-name="P7"><text:tab/>/*Dibujamos los dias de la primera semana*/ </text:p>
      <text:p text:style-name="P7"><text:tab/>for(diaActual=1; diaActual&lt;=diaInicio; diaActual++)</text:p>
      <text:p text:style-name="P7"><text:tab/>{</text:p>
      <text:p text:style-name="P7"><text:tab/><text:tab/>printf("%2i ",diaActual);</text:p>
      <text:p text:style-name="P7"><text:tab/>}</text:p>
      <text:p text:style-name="P7"><text:tab/><text:tab/>printf("\n");</text:p>
      <text:p text:style-name="P7"><text:tab/></text:p>
      <text:p text:style-name="P7"><text:tab/>nuevaLinea = 0;</text:p>
      <text:p text:style-name="P7"><text:tab/></text:p>
      <text:p text:style-name="P7"><text:tab/>/*Y por ultimo, el resto de dias*/</text:p>
      <text:p text:style-name="P7"><text:tab/>for(diaActual=(diaInicio +1); diaActual&lt;=nTotal; diaActual++)</text:p>
      <text:p text:style-name="P7"><text:tab/>{</text:p>
      <text:p text:style-name="P7"><text:tab/><text:tab/>/*En nueva linea guardamos la "cuenta relativa"*/</text:p>
      <text:p text:style-name="P7"><text:tab/><text:tab/>nuevaLinea++;</text:p>
      <text:p text:style-name="P7"><text:tab/><text:tab/>printf("%2i ",diaActual);</text:p>
      <text:p text:style-name="P7"><text:tab/><text:tab/>/*Y cuando sea modulo de 7 (una semana), escribimos fin de linea*/</text:p>
      <text:p text:style-name="P7"><text:tab/><text:tab/>if(nuevaLinea%7==0)</text:p>
      <text:p text:style-name="P7"><text:tab/><text:tab/><text:tab/>printf("\n");</text:p>
      <text:p text:style-name="P7"><text:tab/>}</text:p>
      <text:p text:style-name="P7"><text:tab/><text:tab/></text:p>
      <text:p text:style-name="P7"><text:tab/>return 0;</text:p>
      <text:p text:style-name="P7">}</text:p>
      <text:p text:style-name="P7"/>
      <text:p text:style-name="P7">15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5. Dibuja un triangulo isosceles. 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h, n, i, j;</text:p>
      <text:p text:style-name="P7"><text:tab/></text:p>
      <text:p text:style-name="P7"><text:tab/>do</text:p>
      <text:p text:style-name="P7"><text:tab/>{</text:p>
      <text:p text:style-name="P7"><text:tab/><text:tab/>printf("Introduce la altura de la piramide : ");</text:p>
      <text:p text:style-name="P7"><text:tab/><text:tab/>scanf("%i",&amp;h);</text:p>
      <text:p text:style-name="P7"><text:tab/><text:tab/>if (h&lt;=0)</text:p>
      <text:p text:style-name="P7"><text:tab/><text:tab/>{</text:p>
      <text:p text:style-name="P7"><text:tab/><text:tab/><text:tab/>printf("Tiene que ser un numero natural\n");</text:p>
      <text:p text:style-name="P7"><text:tab/><text:tab/>}</text:p>
      <text:p text:style-name="P7"><text:tab/>}<text:tab/></text:p>
      <text:p text:style-name="P7"><text:tab/>while(h&lt;=0);</text:p>
      <text:p text:style-name="P7"><text:tab/><text:tab/></text:p>
      <text:p text:style-name="P7"><text:tab/>/*Tenemos que pintar h-n huecos, y n*2-1 asteriscos en cada vuelta*/</text:p>
      <text:p text:style-name="P7"><text:tab/>for(n=1; n&lt;=h; n++)</text:p>
      <text:p text:style-name="P7"><text:tab/>{</text:p>
      <text:p text:style-name="P7"><text:tab/><text:tab/>for (i=1; i&lt;=(h-n);i++)</text:p>
      <text:p text:style-name="P7"><text:tab/><text:tab/><text:tab/>printf(" <text:s text:c="2"/>");</text:p>
      <text:p text:style-name="P7"><text:tab/><text:tab/></text:p>
      <text:p text:style-name="P7"><text:tab/><text:tab/>for (i=1; i&lt;=((n*2)-1); i++)</text:p>
      <text:p text:style-name="P7"><text:tab/><text:tab/><text:tab/>printf(" <text:s/>*");</text:p>
      <text:p text:style-name="P7"><text:tab/><text:tab/></text:p>
      <text:p text:style-name="P7"><text:tab/><text:tab/>printf("\n");</text:p>
      <text:p text:style-name="P7"><text:tab/>}</text:p>
      <text:p text:style-name="P7"><text:tab/></text:p>
      <text:p text:style-name="P7"><text:tab/>return 0;</text:p>
      <text:p text:style-name="P7">}</text:p>
      <text:p text:style-name="P7"/>
      <text:p text:style-name="P7">16)</text:p>
      <text:p text:style-name="P7"/>
      <text:p text:style-name="P7">/*************************************************************</text:p>
      <text:p text:style-name="P7"><text:tab/>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6. Programa que realiza operaciones de calculadora </text:p>
      <text:p text:style-name="P7"><text:tab/><text:tab/><text:tab/><text:tab/> basica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opcion;</text:p>
      <text:p text:style-name="P7"><text:tab/>float a, b;</text:p>
      <text:p text:style-name="P7"><text:tab/></text:p>
      <text:p text:style-name="P7"><text:tab/>do</text:p>
      <text:p text:style-name="P7"><text:tab/>{</text:p>
      <text:p text:style-name="P7"><text:tab/><text:tab/>printf("\n\n##################################################\n");</text:p>
      <text:p text:style-name="P7"><text:tab/><text:tab/>printf("#### P R O G R A M A <text:s text:c="2"/>C A L C U L A D O R A #####\n");</text:p>
      <text:p text:style-name="P7"><text:tab/><text:tab/>printf("##################################################\n\n");</text:p>
      <text:p text:style-name="P7"><text:tab/><text:tab/>printf(" \t <text:s/>- 1 : realizar una suma\n");</text:p>
      <text:p text:style-name="P7"><text:tab/><text:tab/>printf(" \t <text:s/>- 2 : realizar una resta\n");</text:p>
      <text:p text:style-name="P7"><text:tab/><text:tab/>printf(" \t <text:s/>- 3 : realizar una multiplicacion\n");</text:p>
      <text:p text:style-name="P7"><text:tab/><text:tab/>printf(" \t <text:s/>- 4 : realizar una division\n");</text:p>
      <text:p text:style-name="P7"><text:tab/><text:tab/>printf(" \t <text:s/>- 0 : salir del programa\n");</text:p>
      <text:p text:style-name="P7"><text:tab/><text:tab/>printf(" \t\t Escoge una opcion : ");</text:p>
      <text:p text:style-name="P7"><text:tab/><text:tab/></text:p>
      <text:p text:style-name="P7"><text:tab/><text:tab/>scanf("%i", &amp;opcion);</text:p>
      <text:p text:style-name="P7"><text:tab/><text:tab/><text:tab/><text:tab/></text:p>
      <text:p text:style-name="P7"><text:tab/><text:tab/>switch (opcion)</text:p>
      <text:p text:style-name="P7"><text:tab/><text:tab/>{</text:p>
      <text:p text:style-name="P7"><text:tab/><text:tab/><text:tab/>case 1:</text:p>
      <text:p text:style-name="P7"><text:tab/><text:tab/><text:tab/><text:tab/>printf("\t\t Introduzca un sumando : ");</text:p>
      <text:p text:style-name="P7"><text:tab/><text:tab/><text:tab/><text:tab/>scanf("%f", &amp;a);</text:p>
      <text:p text:style-name="P7"><text:tab/><text:tab/><text:tab/><text:tab/>printf("\t\t Introduzca el otro sumando : ");</text:p>
      <text:p text:style-name="P7"><text:tab/><text:tab/><text:tab/><text:tab/>scanf("%f", &amp;b);</text:p>
      <text:p text:style-name="P7"><text:tab/><text:tab/><text:tab/><text:tab/>printf("\t\t El resultado es : %.2f\n", a+b);</text:p>
      <text:p text:style-name="P7"><text:tab/><text:tab/><text:tab/><text:tab/>break;</text:p>
      <text:p text:style-name="P7"><text:tab/><text:tab/><text:tab/>case 2:</text:p>
      <text:p text:style-name="P7"><text:tab/><text:tab/><text:tab/><text:tab/>printf("\t\t Introduzca el minuendo : ");</text:p>
      <text:p text:style-name="P7"><text:tab/><text:tab/><text:tab/><text:tab/>scanf("%f", &amp;a);</text:p>
      <text:p text:style-name="P7"><text:tab/><text:tab/><text:tab/><text:tab/>printf("\t\t Introduzca el sustraendo : ");</text:p>
      <text:p text:style-name="P7"><text:tab/><text:tab/><text:tab/><text:tab/>scanf("%f", &amp;b);</text:p>
      <text:p text:style-name="P7"><text:tab/><text:tab/><text:tab/><text:tab/>printf("\t\t El resultado es : %.2f\n", a-b);</text:p>
      <text:p text:style-name="P7"><text:tab/><text:tab/><text:tab/><text:tab/>break;<text:tab/></text:p>
      <text:p text:style-name="P7"><text:tab/><text:tab/><text:tab/>case 3:</text:p>
      <text:p text:style-name="P7"><text:tab/><text:tab/><text:tab/><text:tab/>printf("\t\t Introduzca un operando : ");</text:p>
      <text:p text:style-name="P7"><text:tab/><text:tab/><text:tab/><text:tab/>scanf("%f", &amp;a);</text:p>
      <text:p text:style-name="P7"><text:tab/><text:tab/><text:tab/><text:tab/>printf("\t\t Introduzca el otro : ");</text:p>
      <text:p text:style-name="P7"><text:tab/><text:tab/><text:tab/><text:tab/>scanf("%f", &amp;b);</text:p>
      <text:p text:style-name="P7"><text:tab/><text:tab/><text:tab/><text:tab/>printf("\t\t El resultado es : %.2f\n", a*b);</text:p>
      <text:p text:style-name="P7"><text:tab/><text:tab/><text:tab/><text:tab/>break;<text:tab/><text:tab/><text:tab/><text:tab/></text:p>
      <text:p text:style-name="P7"><text:tab/><text:tab/><text:tab/>case 4:</text:p>
      <text:p text:style-name="P7"><text:tab/><text:tab/><text:tab/><text:tab/>printf("\t\t Introduzca el dividendo : ");</text:p>
      <text:p text:style-name="P7"><text:tab/><text:tab/><text:tab/><text:tab/>scanf("%f", &amp;a);</text:p>
      <text:p text:style-name="P7"><text:tab/><text:tab/><text:tab/><text:tab/>printf("\t\t Introduzca el divisor : ");</text:p>
      <text:p text:style-name="P7"><text:tab/><text:tab/><text:tab/><text:tab/>scanf("%f", &amp;b);</text:p>
      <text:p text:style-name="P7"><text:tab/><text:tab/><text:tab/><text:tab/>printf("\t\t El resultado es : %.2f\n", a/b);</text:p>
      <text:p text:style-name="P7"><text:tab/><text:tab/><text:tab/><text:tab/>break;<text:tab/></text:p>
      <text:p text:style-name="P7"><text:tab/><text:tab/><text:tab/>case 0:</text:p>
      <text:p text:style-name="P7"><text:tab/><text:tab/><text:tab/><text:tab/>printf("\t\t Adios!\n");<text:tab/></text:p>
      <text:p text:style-name="P7"><text:tab/><text:tab/><text:tab/><text:tab/>break;<text:tab/><text:tab/><text:tab/></text:p>
      <text:p text:style-name="P7"><text:tab/><text:tab/><text:tab/></text:p>
      <text:p text:style-name="P7"><text:tab/><text:tab/><text:tab/>default :</text:p>
      <text:p text:style-name="P7"><text:tab/><text:tab/><text:tab/><text:tab/>printf("\t\t ¡Operacion incorrecta!\n");<text:tab/></text:p>
      <text:p text:style-name="P7"><text:tab/><text:tab/>}<text:tab/><text:tab/><text:tab/></text:p>
      <text:p text:style-name="P7"><text:tab/>}while (opcion != 0);</text:p>
      <text:p text:style-name="P7"><text:tab/></text:p>
      <text:p text:style-name="P7"><text:tab/>return 0;</text:p>
      <text:p text:style-name="P7">}</text:p>
      <text:p text:style-name="P7"/>
      <text:p text:style-name="P7">17)</text:p>
      <text:p text:style-name="P7"/>
      <text:p text:style-name="P7">/*************************************************************</text:p>
      <text:p text:style-name="P7"><text:tab/>}Asignatura : Programacion en C/C++</text:p>
      <text:p text:style-name="P7"><text:tab/>Practica : Hoja de problemas 1</text:p>
      <text:p text:style-name="P7"><text:tab/>Autor : David Rozas Domingo</text:p>
      <text:p text:style-name="P7">*************************************************************/</text:p>
      <text:p text:style-name="P7"/>
      <text:p text:style-name="P7">/* Descripcion : Ejercicio 17. Realiza un proceso secuencial con un numero natural*/</text:p>
      <text:p text:style-name="P7"/>
      <text:p text:style-name="P7">#include &lt;stdio.h&gt;</text:p>
      <text:p text:style-name="P7"/>
      <text:p text:style-name="P7">int main(void)</text:p>
      <text:p text:style-name="P7">{</text:p>
      <text:p text:style-name="P7"><text:tab/>int n, pasos;</text:p>
      <text:p text:style-name="P7"><text:tab/>pasos=0;</text:p>
      <text:p text:style-name="P7"><text:tab/></text:p>
      <text:p text:style-name="P7"><text:tab/>do</text:p>
      <text:p text:style-name="P7"><text:tab/>{</text:p>
      <text:p text:style-name="P7"><text:tab/><text:tab/>printf("Escribe un numero : ");</text:p>
      <text:p text:style-name="P7"><text:tab/><text:tab/>scanf("%i", &amp;n);</text:p>
      <text:p text:style-name="P7"><text:tab/><text:tab/>if (n&lt;1)</text:p>
      <text:p text:style-name="P7"><text:tab/><text:tab/><text:tab/>printf("Error en el dato.\n");</text:p>
      <text:p text:style-name="P7"><text:tab/>}while(n&lt;1);</text:p>
      <text:p text:style-name="P7"/>
      <text:p text:style-name="P7"><text:tab/>printf("Valor inicial : %i \n", n);<text:tab/></text:p>
      <text:p text:style-name="P7"><text:tab/></text:p>
      <text:p text:style-name="P7"><text:tab/>while(n&gt;1)</text:p>
      <text:p text:style-name="P7"><text:tab/>{</text:p>
      <text:p text:style-name="P7"><text:tab/><text:tab/><text:tab/>/*Si es par lo dividimos entre dos, si es impar lo multiplicamos </text:p>
      <text:p text:style-name="P7"><text:tab/><text:tab/><text:tab/>por tres y le sumamos 1*/</text:p>
      <text:p text:style-name="P7"><text:tab/><text:tab/><text:tab/>if (n%2==0)</text:p>
      <text:p text:style-name="P7"><text:tab/><text:tab/><text:tab/><text:tab/>n=n/2;</text:p>
      <text:p text:style-name="P7"><text:tab/><text:tab/><text:tab/>else</text:p>
      <text:p text:style-name="P7"><text:tab/><text:tab/><text:tab/><text:tab/>n=(n*3)+1;</text:p>
      <text:p text:style-name="P7"><text:tab/><text:tab/>pasos++;</text:p>
      <text:p text:style-name="P7"><text:tab/><text:tab/>printf("Siguiente valor : %i \n", n);</text:p>
      <text:p text:style-name="P7"><text:tab/>}<text:tab/><text:tab/><text:tab/></text:p>
      <text:p text:style-name="P7"><text:tab/></text:p>
      <text:p text:style-name="P7"><text:tab/>printf("Valor final : %i ; Numero de pasos : %i \n", n, pasos);</text:p>
      <text:p text:style-name="P7"><text:tab/>return 0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Trebuchet MS" svg:font-family="'Trebuchet MS'" style:font-pitch="variable"/>
    <style:font-face style:name="ae_AlArabiya" svg:font-family="ae_AlArabiya" style:font-pitch="variable"/>
    <style:font-face style:name="ae_Electron" svg:font-family="ae_Electro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3-10T19:38:53</meta:creation-date>
    <dc:date>2006-03-10T21:07:00</dc:date>
    <dc:language>es-ES</dc:language>
    <meta:editing-cycles>30</meta:editing-cycles>
    <meta:editing-duration>PT4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710" meta:word-count="2523" meta:character-count="17913"/>
  </office:meta>
</office:document-meta>
</file>